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0%" draw:fill="none" draw:opacity="100%" draw:opacity-name="" draw:textarea-horizontal-align="justify" draw:textarea-vertical-align="middle" draw:auto-grow-height="false" fo:min-height="12.577cm" fo:min-width="24.646cm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24.646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24.646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7.497cm" fo:min-width="11.311cm"/>
    </style:style>
    <style:style style:name="gr6" style:family="graphic" style:parent-style-name="standard">
      <style:graphic-properties draw:textarea-horizontal-align="justify" draw:textarea-vertical-align="middle" draw:auto-grow-height="false" fo:min-height="7.497cm" fo:min-width="11.1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46cm" svg:height="12.827cm" svg:x="1.381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5.146cm" svg:height="1.905cm" svg:x="1.381cm" svg:y="1.6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5.146cm" svg:height="1.016cm" svg:x="1.381cm" svg:y="13.44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081cm" svg:y1="3.921cm" svg:x2="14.081cm" svg:y2="13.192cm">
          <text:p/>
        </draw:line>
        <draw:custom-shape draw:style-name="gr5" draw:text-style-name="P2" draw:layer="layout" svg:width="11.811cm" svg:height="7.747cm" svg:x="1.762cm" svg:y="5.3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1.684cm" svg:height="7.747cm" svg:x="14.589cm" svg:y="5.318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487cm" svg:height="0.962cm" svg:x="5.826cm" svg:y="4.048cm">
          <draw:text-box>
            <text:p>PLAYER 1</text:p>
          </draw:text-box>
        </draw:frame>
        <draw:frame draw:style-name="gr7" draw:text-style-name="P4" draw:layer="layout" svg:width="3.487cm" svg:height="0.962cm" svg:x="18.595cm" svg:y="3.975cm">
          <draw:text-box>
            <text:p>PLAYER 2</text:p>
          </draw:text-box>
        </draw:frame>
        <draw:frame draw:style-name="gr8" draw:text-style-name="P4" draw:layer="layout" svg:width="2.794cm" svg:height="1.016cm" svg:x="2.778cm" svg:y="2.143cm">
          <draw:text-box>
            <text:p>LOGO</text:p>
          </draw:text-box>
        </draw:frame>
        <draw:frame draw:style-name="gr7" draw:text-style-name="P4" draw:layer="layout" svg:width="2.479cm" svg:height="0.962cm" svg:x="12.811cm" svg:y="2.27cm">
          <draw:text-box>
            <text:p>TIMER</text:p>
          </draw:text-box>
        </draw:frame>
        <draw:frame draw:style-name="gr7" draw:text-style-name="P4" draw:layer="layout" svg:width="4.346cm" svg:height="1.673cm" svg:x="22.054cm" svg:y="1.762cm">
          <draw:text-box>
            <text:p>DROPDOWN</text:p>
            <text:p>MENU</text:p>
          </draw:text-box>
        </draw:frame>
        <draw:frame draw:style-name="gr8" draw:text-style-name="P4" draw:layer="layout" svg:width="3.429cm" svg:height="1.016cm" svg:x="12.557cm" svg:y="13.573cm">
          <draw:text-box>
            <text:p>FOOTE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6:43:29.375952869</meta:creation-date>
    <dc:date>2020-12-14T16:58:18.184240869</dc:date>
    <meta:editing-duration>PT14M49S</meta:editing-duration>
    <meta:editing-cycles>1</meta:editing-cycles>
    <meta:document-statistic meta:object-count="12"/>
    <meta:generator>LibreOffice/6.4.7.2$Linux_X86_64 LibreOffice_project/40$Build-2</meta:generator>
  </office:meta>
</office:document-meta>
</file>